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WenQuanYi Zen Hei" svg:font-family="WenQuanYi Zen He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WenQuanYi Zen Hei Mono" svg:font-family="WenQuanYi Zen Hei Mono" style:font-family-generic="modern" style:font-pitch="fixed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Lucida Grande" svg:font-family="Lucida Grande" style:font-family-generic="system"/>
    <style:font-face style:name="Courier New" svg:font-family="Courier New" style:font-family-generic="modern" style:font-pitch="fixed" svg:panose-1="2 7 3 9 2 2 5 2 4 4"/>
    <style:font-face style:name="monospace" svg:font-family="monospace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ítulo3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 fo:line-height="150%"/>
      <style:text-properties style:font-name="Lucida Grande" fo:color="#283769" fo:font-size="10pt" style:font-size-asian="10pt"/>
    </style:style>
    <style:style style:name="P3" style:parent-style-name="Textbody" style:family="paragraph">
      <style:paragraph-properties fo:line-height="150%"/>
    </style:style>
    <style:style style:name="T4" style:parent-style-name="SourceText" style:family="text">
      <style:text-properties style:font-name="Lucida Grande" fo:color="#006000" fo:font-size="10pt" style:font-size-asian="10pt"/>
    </style:style>
    <style:style style:name="T5" style:parent-style-name="SourceText" style:family="text">
      <style:text-properties style:font-name="Lucida Grande" fo:color="#006000" fo:font-size="10pt" style:font-size-asian="10pt"/>
    </style:style>
    <style:style style:name="P6" style:parent-style-name="Quotations" style:family="paragraph">
      <style:paragraph-properties fo:margin-bottom="0in" fo:line-height="150%" fo:margin-left="0.8104in">
        <style:tab-stops/>
      </style:paragraph-properties>
    </style:style>
    <style:style style:name="T7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8" style:parent-style-name="Textbody" style:family="paragraph">
      <style:paragraph-properties fo:line-height="150%"/>
    </style:style>
    <style:style style:name="T9" style:parent-style-name="SourceText" style:family="text">
      <style:text-properties style:font-name="Lucida Grande" fo:color="#006000" fo:font-size="10pt" style:font-size-asian="10pt"/>
    </style:style>
    <style:style style:name="T10" style:parent-style-name="Fuentedepárrafopredeter." style:family="text">
      <style:text-properties style:font-name="Lucida Grande" fo:color="#283769" fo:font-size="10pt" style:font-size-asian="10pt"/>
    </style:style>
    <style:style style:name="P11" style:parent-style-name="Textbody" style:family="paragraph">
      <style:paragraph-properties fo:margin-bottom="0in" fo:line-height="150%"/>
    </style:style>
    <style:style style:name="T12" style:parent-style-name="Fuentedepárrafopredeter." style:family="text">
      <style:text-properties style:font-name="Lucida Grande" fo:color="#283769" fo:font-size="10pt" style:font-size-asian="10pt"/>
    </style:style>
    <style:style style:name="T13" style:parent-style-name="Fuentedepárrafopredeter." style:family="text">
      <style:text-properties style:font-name="Lucida Grande" fo:color="#283769" fo:font-size="9pt" style:font-size-asian="9pt"/>
    </style:style>
    <style:style style:name="P14" style:parent-style-name="Textbody" style:family="paragraph">
      <style:paragraph-properties fo:margin-bottom="0in" fo:line-height="150%"/>
    </style:style>
    <style:style style:name="T15" style:parent-style-name="Fuentedepárrafopredeter." style:family="text">
      <style:text-properties style:font-name="Lucida Grande" fo:color="#283769" fo:font-size="10pt" style:font-size-asian="10pt"/>
    </style:style>
    <style:style style:name="T16" style:parent-style-name="Fuentedepárrafopredeter." style:family="text">
      <style:text-properties style:font-name="Lucida Grande" fo:color="#283769" fo:font-size="9pt" style:font-size-asian="9pt"/>
    </style:style>
    <style:style style:name="P17" style:parent-style-name="Textbody" style:family="paragraph">
      <style:paragraph-properties fo:line-height="150%"/>
    </style:style>
    <style:style style:name="T18" style:parent-style-name="Fuentedepárrafopredeter." style:family="text">
      <style:text-properties style:font-name="Lucida Grande" fo:color="#283769" fo:font-size="10pt" style:font-size-asian="10pt"/>
    </style:style>
    <style:style style:name="T19" style:parent-style-name="Fuentedepárrafopredeter." style:family="text">
      <style:text-properties style:font-name="Lucida Grande" fo:color="#283769" fo:font-size="9pt" style:font-size-asian="9pt"/>
    </style:style>
    <style:style style:name="P20" style:parent-style-name="HorizontalLine" style:family="paragraph">
      <style:paragraph-properties style:line-height-at-least="0.2187in"/>
    </style:style>
    <style:style style:name="P21" style:parent-style-name="Textbody" style:family="paragraph">
      <style:paragraph-properties fo:line-height="150%"/>
    </style:style>
    <style:style style:name="T22" style:parent-style-name="SourceText" style:family="text">
      <style:text-properties style:font-name="Lucida Grande" fo:color="#006000" fo:font-size="10pt" style:font-size-asian="10pt"/>
    </style:style>
    <style:style style:name="T23" style:parent-style-name="Fuentedepárrafopredeter." style:family="text">
      <style:text-properties style:font-name="Lucida Grande" fo:color="#283769" fo:font-size="9pt" style:font-size-asian="9pt"/>
    </style:style>
    <style:style style:name="T24" style:parent-style-name="SourceText" style:family="text">
      <style:text-properties style:font-name="Lucida Grande" fo:color="#006000" fo:font-size="10pt" style:font-size-asian="10pt"/>
    </style:style>
    <style:style style:name="P25" style:parent-style-name="Quotations" style:family="paragraph">
      <style:paragraph-properties fo:margin-bottom="0in" fo:line-height="150%" fo:margin-left="0.8104in">
        <style:tab-stops/>
      </style:paragraph-properties>
    </style:style>
    <style:style style:name="T26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27" style:parent-style-name="Quotations" style:family="paragraph">
      <style:paragraph-properties fo:margin-bottom="0in" fo:line-height="150%" fo:margin-left="1.6208in" fo:margin-right="0.7875in">
        <style:tab-stops/>
      </style:paragraph-properties>
    </style:style>
    <style:style style:name="T28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29" style:parent-style-name="Quotations" style:family="paragraph">
      <style:paragraph-properties fo:margin-bottom="0in" fo:line-height="150%" fo:margin-left="1.6208in" fo:margin-right="0.7875in">
        <style:tab-stops/>
      </style:paragraph-properties>
    </style:style>
    <style:style style:name="T30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31" style:parent-style-name="Quotations" style:family="paragraph">
      <style:paragraph-properties fo:margin-bottom="0in" fo:line-height="150%" fo:margin-left="1.6208in" fo:margin-right="0.7875in">
        <style:tab-stops/>
      </style:paragraph-properties>
    </style:style>
    <style:style style:name="T32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33" style:parent-style-name="Quotations" style:family="paragraph">
      <style:paragraph-properties fo:margin-bottom="0in" fo:line-height="150%" fo:margin-left="2.4312in" fo:margin-right="1.1812in">
        <style:tab-stops/>
      </style:paragraph-properties>
    </style:style>
    <style:style style:name="T34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35" style:parent-style-name="Quotations" style:family="paragraph">
      <style:paragraph-properties fo:margin-bottom="0in" fo:line-height="150%" fo:margin-left="3.2416in" fo:margin-right="1.575in">
        <style:tab-stops/>
      </style:paragraph-properties>
    </style:style>
    <style:style style:name="T36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37" style:parent-style-name="Quotations" style:family="paragraph">
      <style:paragraph-properties fo:margin-bottom="0in" fo:line-height="150%" fo:margin-left="3.2416in" fo:margin-right="1.575in">
        <style:tab-stops/>
      </style:paragraph-properties>
    </style:style>
    <style:style style:name="T38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39" style:parent-style-name="Quotations" style:family="paragraph">
      <style:paragraph-properties fo:margin-bottom="0in" fo:line-height="150%" fo:margin-left="3.2416in" fo:margin-right="1.575in">
        <style:tab-stops/>
      </style:paragraph-properties>
    </style:style>
    <style:style style:name="T40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41" style:parent-style-name="Quotations" style:family="paragraph">
      <style:paragraph-properties fo:margin-bottom="0in" fo:line-height="150%" fo:margin-left="2.4312in" fo:margin-right="1.1812in">
        <style:tab-stops/>
      </style:paragraph-properties>
    </style:style>
    <style:style style:name="T42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43" style:parent-style-name="Quotations" style:family="paragraph">
      <style:paragraph-properties fo:margin-bottom="0in" fo:line-height="150%" fo:margin-left="2.4312in" fo:margin-right="1.1812in">
        <style:tab-stops/>
      </style:paragraph-properties>
    </style:style>
    <style:style style:name="T44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45" style:parent-style-name="Quotations" style:family="paragraph">
      <style:paragraph-properties fo:margin-bottom="0in" fo:line-height="150%" fo:margin-left="3.2416in" fo:margin-right="1.575in">
        <style:tab-stops/>
      </style:paragraph-properties>
    </style:style>
    <style:style style:name="T46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47" style:parent-style-name="Quotations" style:family="paragraph">
      <style:paragraph-properties fo:margin-bottom="0in" fo:line-height="150%" fo:margin-left="3.2416in" fo:margin-right="1.575in">
        <style:tab-stops/>
      </style:paragraph-properties>
    </style:style>
    <style:style style:name="T48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49" style:parent-style-name="Quotations" style:family="paragraph">
      <style:paragraph-properties fo:margin-bottom="0in" fo:line-height="150%" fo:margin-left="3.2416in" fo:margin-right="1.575in">
        <style:tab-stops/>
      </style:paragraph-properties>
    </style:style>
    <style:style style:name="T50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51" style:parent-style-name="Quotations" style:family="paragraph">
      <style:paragraph-properties fo:margin-bottom="0in" fo:line-height="150%" fo:margin-left="2.4312in" fo:margin-right="1.1812in">
        <style:tab-stops/>
      </style:paragraph-properties>
    </style:style>
    <style:style style:name="T52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53" style:parent-style-name="Quotations" style:family="paragraph">
      <style:paragraph-properties fo:margin-bottom="0in" fo:line-height="150%" fo:margin-left="1.6208in" fo:margin-right="0.7875in">
        <style:tab-stops/>
      </style:paragraph-properties>
    </style:style>
    <style:style style:name="T54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55" style:parent-style-name="Quotations" style:family="paragraph">
      <style:paragraph-properties fo:margin-bottom="0in" fo:line-height="150%" fo:margin-left="1.6208in" fo:margin-right="0.7875in">
        <style:tab-stops/>
      </style:paragraph-properties>
    </style:style>
    <style:style style:name="T56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57" style:parent-style-name="Quotations" style:family="paragraph">
      <style:paragraph-properties fo:margin-bottom="0in" fo:line-height="150%" fo:margin-left="2.4312in" fo:margin-right="1.1812in">
        <style:tab-stops/>
      </style:paragraph-properties>
    </style:style>
    <style:style style:name="T58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59" style:parent-style-name="Quotations" style:family="paragraph">
      <style:paragraph-properties fo:margin-bottom="0in" fo:line-height="150%" fo:margin-left="2.4312in" fo:margin-right="1.1812in">
        <style:tab-stops/>
      </style:paragraph-properties>
    </style:style>
    <style:style style:name="T60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61" style:parent-style-name="Quotations" style:family="paragraph">
      <style:paragraph-properties fo:margin-bottom="0in" fo:line-height="150%" fo:margin-left="2.4312in" fo:margin-right="1.1812in">
        <style:tab-stops/>
      </style:paragraph-properties>
    </style:style>
    <style:style style:name="T62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63" style:parent-style-name="Quotations" style:family="paragraph">
      <style:paragraph-properties fo:margin-bottom="0in" fo:line-height="150%" fo:margin-left="2.4312in" fo:margin-right="1.1812in">
        <style:tab-stops/>
      </style:paragraph-properties>
    </style:style>
    <style:style style:name="T64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65" style:parent-style-name="Quotations" style:family="paragraph">
      <style:paragraph-properties fo:margin-bottom="0in" fo:line-height="150%" fo:margin-left="1.6208in" fo:margin-right="0.7875in">
        <style:tab-stops/>
      </style:paragraph-properties>
    </style:style>
    <style:style style:name="T66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67" style:parent-style-name="Quotations" style:family="paragraph">
      <style:paragraph-properties fo:margin-bottom="0in" fo:line-height="150%" fo:margin-left="0.8104in">
        <style:tab-stops/>
      </style:paragraph-properties>
    </style:style>
    <style:style style:name="T68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69" style:parent-style-name="Textbody" style:family="paragraph">
      <style:paragraph-properties fo:margin-bottom="0in" fo:line-height="150%"/>
    </style:style>
    <style:style style:name="T70" style:parent-style-name="SourceText" style:family="text">
      <style:text-properties style:font-name="Lucida Grande" fo:color="#006000" fo:font-size="10pt" style:font-size-asian="10pt"/>
    </style:style>
    <style:style style:name="P71" style:parent-style-name="Textbody" style:family="paragraph">
      <style:paragraph-properties fo:margin-bottom="0in" fo:line-height="150%"/>
    </style:style>
    <style:style style:name="P72" style:parent-style-name="Textbody" style:family="paragraph">
      <style:paragraph-properties fo:line-height="150%"/>
      <style:text-properties style:font-name="Lucida Grande" fo:color="#283769" fo:font-size="10pt" style:font-size-asian="10pt"/>
    </style:style>
    <style:style style:name="P73" style:parent-style-name="Textbody" style:family="paragraph">
      <style:paragraph-properties fo:margin-bottom="0in" fo:line-height="150%"/>
    </style:style>
    <style:style style:name="T74" style:parent-style-name="Fuentedepárrafopredeter." style:family="text">
      <style:text-properties style:font-name="Lucida Grande" fo:color="#283769" fo:font-size="10pt" style:font-size-asian="10pt"/>
    </style:style>
    <style:style style:name="T75" style:parent-style-name="Fuentedepárrafopredeter." style:family="text">
      <style:text-properties style:font-name="Lucida Grande" fo:color="#283769" fo:font-size="9pt" style:font-size-asian="9pt"/>
    </style:style>
    <style:style style:name="P76" style:parent-style-name="Textbody" style:family="paragraph">
      <style:paragraph-properties fo:margin-bottom="0in" fo:line-height="150%"/>
    </style:style>
    <style:style style:name="T77" style:parent-style-name="Fuentedepárrafopredeter." style:family="text">
      <style:text-properties style:font-name="Lucida Grande" fo:color="#283769" fo:font-size="10pt" style:font-size-asian="10pt"/>
    </style:style>
    <style:style style:name="T78" style:parent-style-name="Fuentedepárrafopredeter." style:family="text">
      <style:text-properties style:font-name="Lucida Grande" fo:color="#283769" fo:font-size="9pt" style:font-size-asian="9pt"/>
    </style:style>
    <style:style style:name="P79" style:parent-style-name="Textbody" style:family="paragraph">
      <style:paragraph-properties fo:margin-bottom="0in" fo:line-height="150%"/>
    </style:style>
    <style:style style:name="T80" style:parent-style-name="Fuentedepárrafopredeter." style:family="text">
      <style:text-properties style:font-name="Lucida Grande" fo:color="#283769" fo:font-size="10pt" style:font-size-asian="10pt"/>
    </style:style>
    <style:style style:name="T81" style:parent-style-name="Fuentedepárrafopredeter." style:family="text">
      <style:text-properties style:font-name="Lucida Grande" fo:color="#283769" fo:font-size="9pt" style:font-size-asian="9pt"/>
    </style:style>
    <style:style style:name="P82" style:parent-style-name="Textbody" style:family="paragraph">
      <style:paragraph-properties fo:line-height="150%"/>
    </style:style>
    <style:style style:name="T83" style:parent-style-name="Fuentedepárrafopredeter." style:family="text">
      <style:text-properties style:font-name="Lucida Grande" fo:color="#283769" fo:font-size="10pt" style:font-size-asian="10pt"/>
    </style:style>
    <style:style style:name="T84" style:parent-style-name="Fuentedepárrafopredeter." style:family="text">
      <style:text-properties style:font-name="Lucida Grande" fo:color="#283769" fo:font-size="9pt" style:font-size-asian="9pt"/>
    </style:style>
    <style:style style:name="P85" style:parent-style-name="HorizontalLine" style:family="paragraph">
      <style:paragraph-properties style:line-height-at-least="0.2187in"/>
    </style:style>
    <style:style style:name="P86" style:parent-style-name="Textbody" style:family="paragraph">
      <style:paragraph-properties fo:line-height="150%"/>
    </style:style>
    <style:style style:name="T87" style:parent-style-name="SourceText" style:family="text">
      <style:text-properties style:font-name="Lucida Grande" fo:color="#006000" fo:font-size="10pt" style:font-size-asian="10pt"/>
    </style:style>
    <style:style style:name="T88" style:parent-style-name="Fuentedepárrafopredeter." style:family="text">
      <style:text-properties style:font-name="Lucida Grande" fo:color="#283769" fo:font-size="9pt" style:font-size-asian="9pt"/>
    </style:style>
    <style:style style:name="T89" style:parent-style-name="SourceText" style:family="text">
      <style:text-properties style:font-name="Lucida Grande" fo:color="#006000" fo:font-size="10pt" style:font-size-asian="10pt"/>
    </style:style>
    <style:style style:name="P90" style:parent-style-name="Quotations" style:family="paragraph">
      <style:paragraph-properties fo:margin-bottom="0in" fo:line-height="150%" fo:margin-left="0.8104in">
        <style:tab-stops/>
      </style:paragraph-properties>
    </style:style>
    <style:style style:name="T91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92" style:parent-style-name="Quotations" style:family="paragraph">
      <style:paragraph-properties fo:margin-bottom="0in" fo:line-height="150%" fo:margin-left="1.6208in" fo:margin-right="0.7875in">
        <style:tab-stops/>
      </style:paragraph-properties>
    </style:style>
    <style:style style:name="T93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94" style:parent-style-name="Quotations" style:family="paragraph">
      <style:paragraph-properties fo:margin-bottom="0in" fo:line-height="150%" fo:margin-left="1.6208in" fo:margin-right="0.7875in">
        <style:tab-stops/>
      </style:paragraph-properties>
    </style:style>
    <style:style style:name="T95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96" style:parent-style-name="Quotations" style:family="paragraph">
      <style:paragraph-properties fo:margin-bottom="0in" fo:line-height="150%" fo:margin-left="1.6208in" fo:margin-right="0.7875in">
        <style:tab-stops/>
      </style:paragraph-properties>
    </style:style>
    <style:style style:name="T97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98" style:parent-style-name="Quotations" style:family="paragraph">
      <style:paragraph-properties fo:margin-bottom="0in" fo:line-height="150%" fo:margin-left="0.8104in">
        <style:tab-stops/>
      </style:paragraph-properties>
    </style:style>
    <style:style style:name="T99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100" style:parent-style-name="Textbody" style:family="paragraph">
      <style:paragraph-properties fo:margin-bottom="0in" fo:line-height="150%"/>
    </style:style>
    <style:style style:name="T101" style:parent-style-name="SourceText" style:family="text">
      <style:text-properties style:font-name="Lucida Grande" fo:color="#006000" fo:font-size="10pt" style:font-size-asian="10pt"/>
    </style:style>
    <style:style style:name="P102" style:parent-style-name="Textbody" style:family="paragraph">
      <style:paragraph-properties fo:margin-bottom="0in" style:line-height-at-least="0.2187in"/>
      <style:text-properties style:font-name="Lucida Grande" fo:color="#283769" fo:font-size="10pt" style:font-size-asian="10pt"/>
    </style:style>
    <style:style style:name="P103" style:parent-style-name="HorizontalLine" style:family="paragraph">
      <style:paragraph-properties style:line-height-at-least="0.2187in"/>
      <style:text-properties style:font-name="Lucida Grande" fo:color="#283769" fo:font-size="10pt" style:font-size-asian="10pt"/>
    </style:style>
    <style:style style:name="P104" style:parent-style-name="Textbody" style:family="paragraph">
      <style:paragraph-properties fo:margin-bottom="0in" style:line-height-at-least="0.2187in"/>
    </style:style>
    <style:style style:name="T105" style:parent-style-name="SourceText" style:family="text">
      <style:text-properties style:font-name="Lucida Grande" fo:color="#006000" fo:font-size="9pt" style:font-size-asian="9pt"/>
    </style:style>
    <style:style style:name="P106" style:parent-style-name="Textbody" style:family="paragraph">
      <style:paragraph-properties fo:line-height="150%"/>
    </style:style>
    <style:style style:name="T107" style:parent-style-name="SourceText" style:family="text">
      <style:text-properties style:font-name="Lucida Grande" fo:color="#006000" fo:font-size="9pt" style:font-size-asian="9pt"/>
    </style:style>
    <style:style style:name="T108" style:parent-style-name="Fuentedepárrafopredeter." style:family="text">
      <style:text-properties style:font-name="Lucida Grande" fo:color="#283769" fo:font-size="9pt" style:font-size-asian="9pt"/>
    </style:style>
    <style:style style:name="T109" style:parent-style-name="SourceText" style:family="text">
      <style:text-properties style:font-name="Lucida Grande" fo:color="#006000" fo:font-size="10pt" style:font-size-asian="10pt"/>
    </style:style>
    <style:style style:name="T110" style:parent-style-name="Fuentedepárrafopredeter." style:family="text">
      <style:text-properties style:font-name="Lucida Grande" fo:color="#283769" fo:font-size="9pt" style:font-size-asian="9pt"/>
    </style:style>
    <style:style style:name="T111" style:parent-style-name="SourceText" style:family="text">
      <style:text-properties style:font-name="Lucida Grande" fo:color="#006000" fo:font-size="10pt" style:font-size-asian="10pt"/>
    </style:style>
    <style:style style:name="P112" style:parent-style-name="Quotations" style:family="paragraph">
      <style:paragraph-properties fo:margin-bottom="0in" fo:line-height="150%" fo:margin-left="0.8104in">
        <style:tab-stops/>
      </style:paragraph-properties>
    </style:style>
    <style:style style:name="T113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114" style:parent-style-name="Quotations" style:family="paragraph">
      <style:paragraph-properties fo:margin-bottom="0in" fo:line-height="150%" fo:margin-left="1.6208in" fo:margin-right="0.7875in">
        <style:tab-stops/>
      </style:paragraph-properties>
    </style:style>
    <style:style style:name="T115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116" style:parent-style-name="Quotations" style:family="paragraph">
      <style:paragraph-properties fo:margin-bottom="0in" fo:line-height="150%" fo:margin-left="1.6208in" fo:margin-right="0.7875in">
        <style:tab-stops/>
      </style:paragraph-properties>
    </style:style>
    <style:style style:name="T117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118" style:parent-style-name="Quotations" style:family="paragraph">
      <style:paragraph-properties fo:margin-bottom="0in" fo:line-height="150%" fo:margin-left="1.6208in" fo:margin-right="0.7875in">
        <style:tab-stops/>
      </style:paragraph-properties>
    </style:style>
    <style:style style:name="T119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120" style:parent-style-name="Quotations" style:family="paragraph">
      <style:paragraph-properties fo:margin-bottom="0in" fo:line-height="150%" fo:margin-left="1.6208in" fo:margin-right="0.7875in">
        <style:tab-stops/>
      </style:paragraph-properties>
    </style:style>
    <style:style style:name="T121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122" style:parent-style-name="Quotations" style:family="paragraph">
      <style:paragraph-properties fo:margin-bottom="0in" fo:line-height="150%" fo:margin-left="1.6208in" fo:margin-right="0.7875in">
        <style:tab-stops/>
      </style:paragraph-properties>
    </style:style>
    <style:style style:name="T123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124" style:parent-style-name="Quotations" style:family="paragraph">
      <style:paragraph-properties fo:margin-bottom="0in" fo:line-height="150%" fo:margin-left="2.4312in" fo:margin-right="1.1812in">
        <style:tab-stops/>
      </style:paragraph-properties>
    </style:style>
    <style:style style:name="T125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126" style:parent-style-name="Quotations" style:family="paragraph">
      <style:paragraph-properties fo:margin-bottom="0in" fo:line-height="150%" fo:margin-left="3.2416in" fo:margin-right="1.575in">
        <style:tab-stops/>
      </style:paragraph-properties>
    </style:style>
    <style:style style:name="T127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128" style:parent-style-name="Quotations" style:family="paragraph">
      <style:paragraph-properties fo:margin-bottom="0in" fo:line-height="150%" fo:margin-left="2.4312in" fo:margin-right="1.1812in">
        <style:tab-stops/>
      </style:paragraph-properties>
    </style:style>
    <style:style style:name="T129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T130" style:parent-style-name="Fuentedepárrafopredeter." style:family="text">
      <style:text-properties style:font-name="Lucida Grande" fo:font-style="italic" style:font-style-asian="italic" fo:color="#006000" fo:font-size="10pt" style:font-size-asian="10pt"/>
    </style:style>
    <style:style style:name="P131" style:parent-style-name="Quotations" style:family="paragraph">
      <style:paragraph-properties fo:margin-bottom="0in" fo:line-height="150%" fo:margin-left="3.2416in" fo:margin-right="1.575in">
        <style:tab-stops/>
      </style:paragraph-properties>
    </style:style>
    <style:style style:name="T132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133" style:parent-style-name="Quotations" style:family="paragraph">
      <style:paragraph-properties fo:margin-bottom="0in" fo:line-height="150%" fo:margin-left="2.4312in" fo:margin-right="1.1812in">
        <style:tab-stops/>
      </style:paragraph-properties>
    </style:style>
    <style:style style:name="T134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135" style:parent-style-name="Quotations" style:family="paragraph">
      <style:paragraph-properties fo:margin-bottom="0in" fo:line-height="150%" fo:margin-left="1.6208in" fo:margin-right="0.7875in">
        <style:tab-stops/>
      </style:paragraph-properties>
    </style:style>
    <style:style style:name="T136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137" style:parent-style-name="Quotations" style:family="paragraph">
      <style:paragraph-properties fo:margin-bottom="0in" fo:line-height="150%" fo:margin-left="0.8104in">
        <style:tab-stops/>
      </style:paragraph-properties>
    </style:style>
    <style:style style:name="T138" style:parent-style-name="SourceText" style:family="text">
      <style:text-properties style:font-name="Lucida Grande" fo:font-style="italic" style:font-style-asian="italic" fo:color="#006000" fo:font-size="10pt" style:font-size-asian="10pt"/>
    </style:style>
    <style:style style:name="P139" style:parent-style-name="Quotations" style:family="paragraph">
      <style:paragraph-properties fo:margin-bottom="0in" style:line-height-at-least="0.1458in" fo:margin-left="1.6208in" fo:margin-right="0.7875in">
        <style:tab-stops/>
      </style:paragraph-properties>
    </style:style>
    <style:style style:name="T140" style:parent-style-name="SourceText" style:family="text">
      <style:text-properties style:font-name="Courier New" fo:font-style="italic" style:font-style-asian="italic" fo:color="#006000" fo:font-size="10pt" style:font-size-asian="10pt"/>
    </style:style>
    <style:style style:name="P141" style:parent-style-name="Quotations" style:family="paragraph">
      <style:paragraph-properties fo:margin-bottom="0in" fo:line-height="150%" fo:margin-left="0.8104in">
        <style:tab-stops/>
      </style:paragraph-properties>
      <style:text-properties style:font-name="monospace" fo:color="#006000" fo:font-size="10pt" style:font-size-asian="10pt"/>
    </style:style>
    <style:style style:name="P142" style:parent-style-name="Textbody" style:family="paragraph">
      <style:paragraph-properties fo:margin-bottom="0in" fo:line-height="150%"/>
    </style:style>
    <style:style style:name="T143" style:parent-style-name="SourceText" style:family="text">
      <style:text-properties style:font-name="Lucida Grande" fo:color="#006000" fo:font-size="10pt" style:font-size-asian="10pt"/>
    </style:style>
    <style:style style:name="P14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4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46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4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48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49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5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51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53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5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55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5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5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5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6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6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62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6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64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6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6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6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6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6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7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7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7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7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75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7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77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7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7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8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8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8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8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8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8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8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8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88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8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90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9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92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9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94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9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9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9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9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99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0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01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0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03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0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05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0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0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0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0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10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1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12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1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14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1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16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1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18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1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2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21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2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23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2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25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2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27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2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2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3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3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32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3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34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3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3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3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3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3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4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4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4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4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4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45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4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47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4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49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5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51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5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53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5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5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5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5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5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5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6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6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62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6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64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6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66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6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68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6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70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7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7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73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7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7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76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7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78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7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80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8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82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8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8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8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8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8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8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8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90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9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9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93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9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9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9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9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9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9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0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0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0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0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0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0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0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0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08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0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1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11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31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13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31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1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1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1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18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1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2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21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2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2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24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32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26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32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28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32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30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33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3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3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3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3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3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3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38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3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4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41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4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4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4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4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4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4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4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4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50" style:parent-style-name="Normal" style:family="paragraph">
      <style:paragraph-properties fo:widows="2" fo:orphans="2" style:vertical-align="auto" style:line-height-at-least="0.1979in" fo:background-color="#030D22"/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351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5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5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54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35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56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35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58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5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6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61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36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63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36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6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6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6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68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36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70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37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7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7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7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7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7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7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78" style:parent-style-name="Normal" style:family="paragraph">
      <style:paragraph-properties fo:widows="2" fo:orphans="2" style:vertical-align="auto" style:line-height-at-least="0.1979in" fo:background-color="#030D22"/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37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8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8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82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38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84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38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8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8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8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89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39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91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39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93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9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9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96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39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98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39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400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40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40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403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40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40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406" style:parent-style-name="Normal" style:family="paragraph">
      <style:paragraph-properties fo:widows="2" fo:orphans="2" style:vertical-align="auto" style:line-height-at-least="0.1979in" fo:background-color="#030D22"/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40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40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40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410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41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412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41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41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41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41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417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41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419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42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421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42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42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424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42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426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42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428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42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43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431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43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43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43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43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436" style:parent-style-name="Textbody" style:family="paragraph">
      <style:paragraph-properties fo:margin-bottom="0in" fo:line-height="150%"/>
    </style:style>
  </office:automatic-styles>
  <office:body>
    <office:text text:use-soft-page-breaks="true">
      <text:h text:style-name="P1" text:outline-level="3"><text:a xlink:href="http://anuskaestebang.blogspot.com.es/2014/04/ejercicios-de-esquemas-xml.html" office:target-frame-name="_top" xlink:show="replace">Ejercicios de Esquemas XML</text:a></text:h>
      <text:p text:style-name="P2">1. Escribir un XML Schema para el siguiente documento XML, e incluir los cambios necesarios en el mismo para referenciar al esquema creado. Se sabe que todos los elementos hijos del elemento “nota” son obligatorios y deben aparecer sólo una vez.</text:p>
      <text:p text:style-name="HorizontalLine"/>
      <text:p text:style-name="P3"><text:span text:style-name="T4">&lt;?xml version="1.0" encoding="ISO-8859-1"?&gt;<text:s/></text:span><text:line-break/><text:span text:style-name="T5">&lt;nota&gt;</text:span></text:p>
      <text:p text:style-name="P6"><text:span text:style-name="T7">&lt;para&gt;Pedro&lt;/para&gt; &lt;de&gt;Laura&lt;/de&gt; &lt;titulo&gt;Recordatorio&lt;/titulo&gt; &lt;contenido&gt;A las 7:00 pm en la puerta del teatro&lt;/contenido&gt;</text:span></text:p>
      <text:p text:style-name="P8"><text:span text:style-name="T9">&lt;/nota&gt;<text:s/></text:span><text:line-break/><text:span text:style-name="T10"><text:line-break/>2. Escribir un XML Schema para el siguiente documento XML, e incluir los cambios necesarios en el mismo para referenciar al esquema creado. Se debe cumplir también lo siguiente:</text:span></text:p>
      <text:list text:style-name="LFO1" text:continue-numbering="true">
        <text:list-item>
          <text:p text:style-name="P11"><text:span text:style-name="T12">Los elementos “vehículo”, “nombre” y “modificación” deben aparecer mínimo una vez, y el máximo no está limitado. El resto de los elementos deben aparecer 1 vez.<text:s/></text:span><text:span text:style-name="T13"><text:s/></text:span></text:p>
        </text:list-item>
        <text:list-item>
          <text:p text:style-name="P14"><text:span text:style-name="T15">Todos los elementos que aparecen en el documento instancia de abajo son obligatorios y deben aparecer siempre en el mismo orden.<text:s/></text:span><text:span text:style-name="T16"><text:s/></text:span></text:p>
        </text:list-item>
        <text:list-item>
          <text:p text:style-name="P17"><text:span text:style-name="T18">Los elementos que contienen información de fecha hay que validar el día, mes y el año entre 1500 y 2017.<text:s/></text:span><text:span text:style-name="T19"><text:s/></text:span></text:p>
        </text:list-item>
      </text:list>
      <text:p text:style-name="P20"/>
      <text:p text:style-name="P21"><text:span text:style-name="T22">&lt;?xml version="1.0" encoding="ISO-8859-1"?&gt;<text:s/></text:span><text:span text:style-name="T23"><text:line-break/></text:span><text:span text:style-name="T24">&lt;vehiculos&gt;</text:span></text:p>
      <text:p text:style-name="P25"><text:span text:style-name="T26">&lt;vehiculo&gt;</text:span></text:p>
      <text:p text:style-name="P27"><text:span text:style-name="T28">&lt;nombre&gt;Count Zero&lt;/nombre&gt;</text:span></text:p>
      <text:p text:style-name="P29"><text:span text:style-name="T30">&lt;modelo&gt;Series I, 80"&lt;/modelo&gt;</text:span></text:p>
      <text:p text:style-name="P31"><text:span text:style-name="T32">&lt;fabricacion&gt;</text:span></text:p>
      <text:p text:style-name="P33"><text:span text:style-name="T34">&lt;inicio&gt;</text:span></text:p>
      <text:p text:style-name="P35"><text:span text:style-name="T36">&lt;dia&gt;21&lt;/dia&gt;</text:span></text:p>
      <text:p text:style-name="P37"><text:span text:style-name="T38">&lt;mes&gt;July&lt;/mes&gt;</text:span></text:p>
      <text:p text:style-name="P39"><text:span text:style-name="T40">&lt;anyo&gt;1949&lt;/anyo&gt;</text:span></text:p>
      <text:p text:style-name="P41"><text:span text:style-name="T42">&lt;/inicio&gt;</text:span></text:p>
      <text:p text:style-name="P43"><text:span text:style-name="T44">&lt;fin&gt;</text:span></text:p>
      <text:p text:style-name="P45"><text:span text:style-name="T46">&lt;dia&gt;9&lt;/dia&gt;</text:span></text:p>
      <text:p text:style-name="P47"><text:span text:style-name="T48">&lt;mes&gt;August&lt;/mes&gt;</text:span></text:p>
      <text:soft-page-break/>
      <text:p text:style-name="P49"><text:span text:style-name="T50">&lt;anyo&gt;1949&lt;/anyo&gt;</text:span></text:p>
      <text:p text:style-name="P51"><text:span text:style-name="T52">&lt;/fin&gt;</text:span></text:p>
      <text:p text:style-name="P53"><text:span text:style-name="T54">&lt;/fabricacion&gt;</text:span></text:p>
      <text:p text:style-name="P55"><text:span text:style-name="T56">&lt;modificaciones&gt;</text:span></text:p>
      <text:p text:style-name="P57"><text:span text:style-name="T58">&lt;modificacion&gt;Change Engine&lt;/modificacion&gt;</text:span></text:p>
      <text:p text:style-name="P59"><text:span text:style-name="T60">&lt;modificacion&gt;Change pedals&lt;/modificacion&gt;</text:span></text:p>
      <text:p text:style-name="P61"><text:span text:style-name="T62">&lt;modificacion&gt;Change gearbox&lt;/modificacion&gt;</text:span></text:p>
      <text:p text:style-name="P63"><text:span text:style-name="T64">&lt;modificacion&gt;Fit Rollcage&lt;/modificacion&gt;</text:span></text:p>
      <text:p text:style-name="P65"><text:span text:style-name="T66">&lt;/modificaciones&gt;</text:span></text:p>
      <text:p text:style-name="P67"><text:span text:style-name="T68">&lt;/vehiculo&gt;</text:span></text:p>
      <text:p text:style-name="P69"><text:span text:style-name="T70">&lt;/vehiculos&gt;</text:span></text:p>
      <text:p text:style-name="P71"/>
      <text:p text:style-name="P72">3. Escribir un XML Schema para el siguiente documento XML, e incluir los cambios necesarios en el mismo para referenciar al esquema creado. Se debe cumplir también lo siguiente:</text:p>
      <text:list text:style-name="LFO2" text:continue-numbering="true">
        <text:list-item>
          <text:p text:style-name="P73"><text:span text:style-name="T74">Todos los elementos que aparecen en el documento instancia de abajo son obligatorios y deben aparecer siempre en el mismo orden.<text:s/></text:span><text:span text:style-name="T75"><text:s/></text:span></text:p>
        </text:list-item>
        <text:list-item>
          <text:p text:style-name="P76"><text:span text:style-name="T77">Se deben definir dos tipos de datos, “tipoPersona” (los elementos “persona” son de este tipo) “info” (los elementos “datos” son de este tipo).<text:s/></text:span><text:span text:style-name="T78"><text:s/></text:span></text:p>
        </text:list-item>
        <text:list-item>
          <text:p text:style-name="P79"><text:span text:style-name="T80">El atributo “nacimiento” es de tipo “date”.<text:s/></text:span><text:span text:style-name="T81"><text:s/></text:span></text:p>
        </text:list-item>
        <text:list-item>
          <text:p text:style-name="P82"><text:span text:style-name="T83">El elemento “comentario” no es obligatorio; si aparece lo hace sólo 1 vez.<text:s/></text:span><text:span text:style-name="T84"><text:s/></text:span></text:p>
        </text:list-item>
      </text:list>
      <text:p text:style-name="P85"/>
      <text:p text:style-name="P86"><text:span text:style-name="T87">&lt;?xml version="1.0" encoding="ISO-8859-1"?&gt;<text:s/></text:span><text:span text:style-name="T88"><text:line-break/></text:span><text:span text:style-name="T89">&lt;persona nacimiento="1999-10-20"&gt;</text:span></text:p>
      <text:p text:style-name="P90"><text:span text:style-name="T91">&lt;datos&gt;</text:span></text:p>
      <text:p text:style-name="P92"><text:span text:style-name="T93">&lt;nombre&gt;Pepe&lt;/nombre&gt;</text:span></text:p>
      <text:p text:style-name="P94"><text:span text:style-name="T95">&lt;apellidos&gt;Garcia&lt;/apellidos&gt;</text:span></text:p>
      <text:p text:style-name="P96"><text:span text:style-name="T97">&lt;dni&gt;25390952&lt;/dni&gt;</text:span></text:p>
      <text:p text:style-name="P98"><text:span text:style-name="T99">&lt;/datos&gt; &lt;comentario&gt;buena gente...&lt;/comentario&gt;</text:span></text:p>
      <text:p text:style-name="P100"><text:span text:style-name="T101">&lt;/persona&gt;</text:span></text:p>
      <text:p text:style-name="P102">4. Escribir un XML Schema para el siguiente documento XML, e incluir los cambios necesarios en el mismo para referenciar al esquema creado.</text:p>
      <text:p text:style-name="P103"/>
      <text:p text:style-name="P104"><text:span text:style-name="T105">&lt;?xml version="1.0"</text:span></text:p>
      <text:p text:style-name="P106"><text:span text:style-name="T107">encoding="ISO-8859-1"?&gt;<text:s/></text:span><text:span text:style-name="T108"><text:line-break/></text:span><text:span text:style-name="T109">&lt;!DOCTYPE matricula SYSTEM "matricula.dtd"&gt;<text:s/></text:span><text:span text:style-name="T110"><text:line-break/></text:span><text:soft-page-break/><text:span text:style-name="T111">&lt;matricula&gt;</text:span></text:p>
      <text:p text:style-name="P112"><text:span text:style-name="T113">&lt;personal&gt;</text:span></text:p>
      <text:p text:style-name="P114"><text:span text:style-name="T115">&lt;dni&gt;99223366M&lt;/dni&gt;</text:span></text:p>
      <text:p text:style-name="P116"><text:span text:style-name="T117">&lt;nombre&gt;Juan Pardo Martín&lt;/nombre&gt;</text:span></text:p>
      <text:p text:style-name="P118"><text:span text:style-name="T119">&lt;titulacion&gt;Ingeniería Informática&lt;/titulacion&gt;</text:span></text:p>
      <text:p text:style-name="P120"><text:span text:style-name="T121">&lt;curso_academico&gt;1997/1998&lt;/curso_academico&gt;</text:span></text:p>
      <text:p text:style-name="P122"><text:span text:style-name="T123">&lt;domicilios&gt;</text:span></text:p>
      <text:p text:style-name="P124"><text:span text:style-name="T125">&lt;domicilio tipo="familiar"&gt;</text:span></text:p>
      <text:p text:style-name="P126"><text:span text:style-name="T127">&lt;nombre&gt;C/ Principal nº1&lt;/nombre&gt;</text:span></text:p>
      <text:p text:style-name="P128"><text:span text:style-name="T129">&lt;/domicilio&gt;<text:s/></text:span><text:span text:style-name="T130">&lt;domicilio tipo="habitual"&gt;</text:span></text:p>
      <text:p text:style-name="P131"><text:span text:style-name="T132">&lt;nombre&gt;C/ Secundaria nº2&lt;/nombre&gt;</text:span></text:p>
      <text:p text:style-name="P133"><text:span text:style-name="T134">&lt;/domicilio&gt;</text:span></text:p>
      <text:p text:style-name="P135"><text:span text:style-name="T136">&lt;/domicilios&gt;</text:span></text:p>
      <text:p text:style-name="P137"><text:span text:style-name="T138">&lt;/personal&gt; &lt;pago&gt;</text:span></text:p>
      <text:p text:style-name="P139"><text:span text:style-name="T140">&lt;tipo_matricula&gt;Matrícula Ordinaria&lt;/tipo_matricula&gt;</text:span></text:p>
      <text:p text:style-name="P141">&lt;/pago&gt;</text:p>
      <text:p text:style-name="P142"><text:span text:style-name="T143">&lt;/matricula&gt;</text:span></text:p>
      <text:p text:style-name="P144"><text:span text:style-name="T145">&lt;?xml</text:span><text:span text:style-name="T146"><text:s/>version</text:span><text:span text:style-name="T147">=</text:span><text:span text:style-name="T148">"1.0"</text:span><text:span text:style-name="T149"><text:s/>encoding</text:span><text:span text:style-name="T150">=</text:span><text:span text:style-name="T151">"UTF-8"</text:span><text:span text:style-name="T152">?&gt;</text:span></text:p>
      <text:p text:style-name="P153"><text:span text:style-name="T154">&lt;xs:schema<text:s/></text:span><text:span text:style-name="T155">xmlns:xs</text:span><text:span text:style-name="T156">=</text:span><text:span text:style-name="T157">"http://www.w3.org/2001/XMLSchema"</text:span><text:span text:style-name="T158">&gt;</text:span></text:p>
      <text:p text:style-name="P159"><text:span text:style-name="T160">   <text:s/></text:span><text:span text:style-name="T161">&lt;xs:element<text:s/></text:span><text:span text:style-name="T162">name</text:span><text:span text:style-name="T163">=</text:span><text:span text:style-name="T164">"matricula"</text:span><text:span text:style-name="T165">&gt;</text:span></text:p>
      <text:p text:style-name="P166"><text:span text:style-name="T167">       <text:s/></text:span><text:span text:style-name="T168">&lt;xs:complexType&gt;</text:span></text:p>
      <text:p text:style-name="P169"><text:span text:style-name="T170">           <text:s/></text:span><text:span text:style-name="T171">&lt;xs:sequence&gt;</text:span></text:p>
      <text:p text:style-name="P172"><text:span text:style-name="T173">               <text:s/></text:span><text:span text:style-name="T174">&lt;xs:element<text:s/></text:span><text:span text:style-name="T175">name</text:span><text:span text:style-name="T176">=</text:span><text:span text:style-name="T177">"personal"</text:span><text:span text:style-name="T178">&gt;</text:span></text:p>
      <text:p text:style-name="P179"><text:span text:style-name="T180">                   <text:s/></text:span><text:span text:style-name="T181">&lt;xs:complexType&gt;</text:span></text:p>
      <text:p text:style-name="P182"><text:span text:style-name="T183">                       <text:s/></text:span><text:span text:style-name="T184">&lt;xs:sequence&gt;</text:span></text:p>
      <text:p text:style-name="P185"><text:span text:style-name="T186">                           <text:s/></text:span><text:span text:style-name="T187">&lt;xs:element<text:s/></text:span><text:span text:style-name="T188">name</text:span><text:span text:style-name="T189">=</text:span><text:span text:style-name="T190">"dni"</text:span><text:span text:style-name="T191"><text:s/></text:span><text:span text:style-name="T192">type</text:span><text:span text:style-name="T193">=</text:span><text:span text:style-name="T194">"DNI"</text:span><text:span text:style-name="T195"><text:s/>/&gt;</text:span></text:p>
      <text:p text:style-name="P196"><text:span text:style-name="T197">                           <text:s/></text:span><text:span text:style-name="T198">&lt;xs:element<text:s/></text:span><text:span text:style-name="T199">name</text:span><text:span text:style-name="T200">=</text:span><text:span text:style-name="T201">"nombre"</text:span><text:span text:style-name="T202"><text:s/></text:span><text:span text:style-name="T203">type</text:span><text:span text:style-name="T204">=</text:span><text:span text:style-name="T205">"Nombre"</text:span><text:span text:style-name="T206"><text:s/>/&gt;</text:span></text:p>
      <text:p text:style-name="P207"><text:span text:style-name="T208">                           <text:s/></text:span><text:span text:style-name="T209">&lt;xs:element<text:s/></text:span><text:span text:style-name="T210">name</text:span><text:span text:style-name="T211">=</text:span><text:span text:style-name="T212">"titulacion"</text:span><text:span text:style-name="T213"><text:s/></text:span><text:span text:style-name="T214">type</text:span><text:span text:style-name="T215">=</text:span><text:span text:style-name="T216">"Titulacion"</text:span><text:span text:style-name="T217"><text:s/>/&gt;</text:span></text:p>
      <text:p text:style-name="P218"><text:span text:style-name="T219">                           <text:s/></text:span><text:span text:style-name="T220">&lt;xs:element<text:s/></text:span><text:span text:style-name="T221">name</text:span><text:span text:style-name="T222">=</text:span><text:span text:style-name="T223">"curso_academico"</text:span><text:span text:style-name="T224"><text:s/></text:span><text:span text:style-name="T225">type</text:span><text:span text:style-name="T226">=</text:span><text:span text:style-name="T227">"xs:string"</text:span><text:span text:style-name="T228"><text:s/>/&gt;</text:span></text:p>
      <text:p text:style-name="P229"><text:span text:style-name="T230">                           <text:s/></text:span><text:span text:style-name="T231">&lt;xs:element<text:s/></text:span><text:span text:style-name="T232">name</text:span><text:span text:style-name="T233">=</text:span><text:span text:style-name="T234">"domicilios"</text:span><text:span text:style-name="T235">&gt;</text:span></text:p>
      <text:p text:style-name="P236"><text:span text:style-name="T237">                               <text:s/></text:span><text:span text:style-name="T238">&lt;xs:complexType&gt;</text:span></text:p>
      <text:p text:style-name="P239"><text:span text:style-name="T240">                                   <text:s/></text:span><text:span text:style-name="T241">&lt;xs:sequence&gt;</text:span></text:p>
      <text:p text:style-name="P242"><text:span text:style-name="T243">                                       <text:s/></text:span><text:span text:style-name="T244">&lt;xs:element<text:s/></text:span><text:span text:style-name="T245">name</text:span><text:span text:style-name="T246">=</text:span><text:span text:style-name="T247">"domicilio"</text:span><text:span text:style-name="T248"><text:s/></text:span><text:span text:style-name="T249">maxOccurs</text:span><text:span text:style-name="T250">=</text:span><text:span text:style-name="T251">"unbounded"</text:span><text:span text:style-name="T252">&gt;</text:span></text:p>
      <text:p text:style-name="P253"><text:span text:style-name="T254">                                           <text:s/></text:span><text:span text:style-name="T255">&lt;xs:complexType&gt;</text:span></text:p>
      <text:p text:style-name="P256"><text:span text:style-name="T257">                                               <text:s/></text:span><text:span text:style-name="T258">&lt;xs:sequence&gt;</text:span></text:p>
      <text:p text:style-name="P259"><text:span text:style-name="T260">                                                   <text:s/></text:span><text:span text:style-name="T261">&lt;xs:element<text:s/></text:span><text:span text:style-name="T262">name</text:span><text:span text:style-name="T263">=</text:span><text:span text:style-name="T264">"nombre"</text:span><text:span text:style-name="T265"><text:s/></text:span><text:span text:style-name="T266">type</text:span><text:span text:style-name="T267">=</text:span><text:span text:style-name="T268">"xs:string"</text:span><text:span text:style-name="T269"><text:s/>/&gt;</text:span></text:p>
      <text:p text:style-name="P270"><text:span text:style-name="T271">                                               <text:s/></text:span><text:span text:style-name="T272">&lt;/xs:sequence&gt;</text:span></text:p>
      <text:p text:style-name="P273"><text:span text:style-name="T274">                                               <text:s/></text:span><text:span text:style-name="T275">&lt;xs:attribute<text:s/></text:span><text:span text:style-name="T276">name</text:span><text:span text:style-name="T277">=</text:span><text:span text:style-name="T278">"tipo"</text:span><text:span text:style-name="T279"><text:s/></text:span><text:span text:style-name="T280">use</text:span><text:span text:style-name="T281">=</text:span><text:span text:style-name="T282">"required"</text:span><text:span text:style-name="T283"><text:s/>/&gt;</text:span></text:p>
      <text:soft-page-break/>
      <text:p text:style-name="P284"><text:span text:style-name="T285">                                           <text:s/></text:span><text:span text:style-name="T286">&lt;/xs:complexType&gt;</text:span></text:p>
      <text:p text:style-name="P287"><text:span text:style-name="T288">                                       <text:s/></text:span><text:span text:style-name="T289">&lt;/xs:element&gt;</text:span></text:p>
      <text:p text:style-name="P290"><text:span text:style-name="T291">                                   <text:s/></text:span><text:span text:style-name="T292">&lt;/xs:sequence&gt;</text:span></text:p>
      <text:p text:style-name="P293"><text:span text:style-name="T294">                               <text:s/></text:span><text:span text:style-name="T295">&lt;/xs:complexType&gt;</text:span></text:p>
      <text:p text:style-name="P296"><text:span text:style-name="T297">                           <text:s/></text:span><text:span text:style-name="T298">&lt;/xs:element&gt;</text:span></text:p>
      <text:p text:style-name="P299"><text:span text:style-name="T300">                       <text:s/></text:span><text:span text:style-name="T301">&lt;/xs:sequence&gt;</text:span></text:p>
      <text:p text:style-name="P302"><text:span text:style-name="T303">                   <text:s/></text:span><text:span text:style-name="T304">&lt;/xs:complexType&gt;</text:span></text:p>
      <text:p text:style-name="P305"><text:span text:style-name="T306">               <text:s/></text:span><text:span text:style-name="T307">&lt;/xs:element&gt;</text:span></text:p>
      <text:p text:style-name="P308"><text:span text:style-name="T309">               <text:s/></text:span><text:span text:style-name="T310">&lt;xs:element<text:s/></text:span><text:span text:style-name="T311">name</text:span><text:span text:style-name="T312">=</text:span><text:span text:style-name="T313">"pago"</text:span><text:span text:style-name="T314">&gt;</text:span></text:p>
      <text:p text:style-name="P315"><text:span text:style-name="T316">                   <text:s/></text:span><text:span text:style-name="T317">&lt;xs:complexType&gt;</text:span></text:p>
      <text:p text:style-name="P318"><text:span text:style-name="T319">                       <text:s/></text:span><text:span text:style-name="T320">&lt;xs:sequence&gt;</text:span></text:p>
      <text:p text:style-name="P321"><text:span text:style-name="T322">                           <text:s/></text:span><text:span text:style-name="T323">&lt;xs:element<text:s/></text:span><text:span text:style-name="T324">name</text:span><text:span text:style-name="T325">=</text:span><text:span text:style-name="T326">"tipo_matricula"</text:span><text:span text:style-name="T327"><text:s/></text:span><text:span text:style-name="T328">type</text:span><text:span text:style-name="T329">=</text:span><text:span text:style-name="T330">"xs:string"</text:span><text:span text:style-name="T331"><text:s/>/&gt;</text:span></text:p>
      <text:p text:style-name="P332"><text:span text:style-name="T333">                       <text:s/></text:span><text:span text:style-name="T334">&lt;/xs:sequence&gt;</text:span></text:p>
      <text:p text:style-name="P335"><text:span text:style-name="T336">                   <text:s/></text:span><text:span text:style-name="T337">&lt;/xs:complexType&gt;</text:span></text:p>
      <text:p text:style-name="P338"><text:span text:style-name="T339">               <text:s/></text:span><text:span text:style-name="T340">&lt;/xs:element&gt;</text:span></text:p>
      <text:p text:style-name="P341"><text:span text:style-name="T342">           <text:s/></text:span><text:span text:style-name="T343">&lt;/xs:sequence&gt;</text:span></text:p>
      <text:p text:style-name="P344"><text:span text:style-name="T345">       <text:s/></text:span><text:span text:style-name="T346">&lt;/xs:complexType&gt;</text:span></text:p>
      <text:p text:style-name="P347"><text:span text:style-name="T348">   <text:s/></text:span><text:span text:style-name="T349">&lt;/xs:element&gt;</text:span></text:p>
      <text:p text:style-name="P350"/>
      <text:p text:style-name="P351"><text:span text:style-name="T352">   <text:s/></text:span><text:span text:style-name="T353">&lt;xs:simpleType<text:s/></text:span><text:span text:style-name="T354">name</text:span><text:span text:style-name="T355">=</text:span><text:span text:style-name="T356">"DNI"</text:span><text:span text:style-name="T357">&gt;</text:span></text:p>
      <text:p text:style-name="P358"><text:span text:style-name="T359">       <text:s/></text:span><text:span text:style-name="T360">&lt;xs:restriction<text:s/></text:span><text:span text:style-name="T361">base</text:span><text:span text:style-name="T362">=</text:span><text:span text:style-name="T363">"xs:string"</text:span><text:span text:style-name="T364">&gt;</text:span></text:p>
      <text:p text:style-name="P365"><text:span text:style-name="T366">           <text:s/></text:span><text:span text:style-name="T367">&lt;xs:pattern<text:s/></text:span><text:span text:style-name="T368">value</text:span><text:span text:style-name="T369">=</text:span><text:span text:style-name="T370">"\d{8}[A-Z a-z]"</text:span><text:span text:style-name="T371">&gt;&lt;/xs:pattern&gt;</text:span></text:p>
      <text:p text:style-name="P372"><text:span text:style-name="T373">       <text:s/></text:span><text:span text:style-name="T374">&lt;/xs:restriction&gt;</text:span></text:p>
      <text:p text:style-name="P375"><text:span text:style-name="T376">   <text:s/></text:span><text:span text:style-name="T377">&lt;/xs:simpleType&gt;</text:span></text:p>
      <text:p text:style-name="P378"/>
      <text:p text:style-name="P379"><text:span text:style-name="T380">   <text:s/></text:span><text:span text:style-name="T381">&lt;xs:simpleType<text:s/></text:span><text:span text:style-name="T382">name</text:span><text:span text:style-name="T383">=</text:span><text:span text:style-name="T384">"Nombre"</text:span><text:span text:style-name="T385">&gt;</text:span></text:p>
      <text:p text:style-name="P386"><text:span text:style-name="T387">       <text:s/></text:span><text:span text:style-name="T388">&lt;xs:restriction<text:s/></text:span><text:span text:style-name="T389">base</text:span><text:span text:style-name="T390">=</text:span><text:span text:style-name="T391">"xs:string"</text:span><text:span text:style-name="T392">&gt;</text:span></text:p>
      <text:p text:style-name="P393"><text:span text:style-name="T394">           <text:s/></text:span><text:span text:style-name="T395">&lt;xs:pattern<text:s/></text:span><text:span text:style-name="T396">value</text:span><text:span text:style-name="T397">=</text:span><text:span text:style-name="T398">"[A-Z a-z]{20}"</text:span><text:span text:style-name="T399">&gt;&lt;/xs:pattern&gt;</text:span></text:p>
      <text:p text:style-name="P400"><text:span text:style-name="T401">       <text:s/></text:span><text:span text:style-name="T402">&lt;/xs:restriction&gt;</text:span></text:p>
      <text:p text:style-name="P403"><text:span text:style-name="T404">   <text:s/></text:span><text:span text:style-name="T405">&lt;/xs:simpleType&gt;</text:span></text:p>
      <text:p text:style-name="P406"/>
      <text:p text:style-name="P407"><text:span text:style-name="T408">   <text:s/></text:span><text:span text:style-name="T409">&lt;xs:simpleType<text:s/></text:span><text:span text:style-name="T410">name</text:span><text:span text:style-name="T411">=</text:span><text:span text:style-name="T412">"Titulacion"</text:span><text:span text:style-name="T413">&gt;</text:span></text:p>
      <text:p text:style-name="P414"><text:span text:style-name="T415">       <text:s/></text:span><text:span text:style-name="T416">&lt;xs:restriction<text:s/></text:span><text:span text:style-name="T417">base</text:span><text:span text:style-name="T418">=</text:span><text:span text:style-name="T419">"xs:string"</text:span><text:span text:style-name="T420">&gt;</text:span></text:p>
      <text:p text:style-name="P421"><text:span text:style-name="T422">           <text:s/></text:span><text:span text:style-name="T423">&lt;xs:pattern<text:s/></text:span><text:span text:style-name="T424">value</text:span><text:span text:style-name="T425">=</text:span><text:span text:style-name="T426">"[A-Z a-z]{40}"</text:span><text:span text:style-name="T427">&gt;&lt;/xs:pattern&gt;</text:span></text:p>
      <text:p text:style-name="P428"><text:span text:style-name="T429">       <text:s/></text:span><text:span text:style-name="T430">&lt;/xs:restriction&gt;</text:span></text:p>
      <text:p text:style-name="P431"><text:span text:style-name="T432">   <text:s/></text:span><text:span text:style-name="T433">&lt;/xs:simpleType&gt;</text:span></text:p>
      <text:p text:style-name="P434"><text:span text:style-name="T435">&lt;/xs:schema&gt;</text:span></text:p>
      <text:p text:style-name="P4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WenQuanYi Zen Hei" svg:font-family="WenQuanYi Zen He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WenQuanYi Zen Hei Mono" svg:font-family="WenQuanYi Zen Hei Mono" style:font-family-generic="modern" style:font-pitch="fixed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Lucida Grande" svg:font-family="Lucida Grande" style:font-family-generic="system"/>
    <style:font-face style:name="Courier New" svg:font-family="Courier New" style:font-family-generic="modern" style:font-pitch="fixed" svg:panose-1="2 7 3 9 2 2 5 2 4 4"/>
    <style:font-face style:name="monospace" svg:font-family="monospace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text-properties style:font-name="Times New Roman" style:font-name-asian="WenQuanYi Zen Hei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urceText" style:display-name="Source Text" style:family="text">
      <style:text-properties style:font-name="DejaVu Sans Mono" style:font-name-asian="WenQuanYi Zen Hei Mono" style:font-name-complex="Lohit Hindi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Alberto Gómez Morales<text:tab/>1º DAW<text:tab/>Lenguaje de Marca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rofesor </meta:initial-creator>
    <dc:creator>Alberto Gómez Morales</dc:creator>
    <meta:creation-date>2014-11-05T09:39:00Z</meta:creation-date>
    <dc:date>2023-02-02T09:05:00Z</dc:date>
    <meta:template xlink:href="Normal.dotm" xlink:type="simple"/>
    <meta:editing-cycles>29</meta:editing-cycles>
    <meta:editing-duration>PT840S</meta:editing-duration>
    <meta:document-statistic meta:page-count="4" meta:paragraph-count="11" meta:word-count="870" meta:character-count="5649" meta:row-count="39" meta:non-whitespace-character-count="4790"/>
  </office:meta>
</office:document-meta>
</file>